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0ca37" officeooo:paragraph-rsid="0010ca37" style:font-size-asian="14pt" style:font-size-complex="14pt"/>
    </style:style>
    <style:style style:name="P2" style:family="paragraph" style:parent-style-name="Standard">
      <style:text-properties fo:font-size="14pt" officeooo:rsid="0010ca37" officeooo:paragraph-rsid="001155b5" style:font-size-asian="14pt" style:font-size-complex="14pt"/>
    </style:style>
    <style:style style:name="P3" style:family="paragraph" style:parent-style-name="Standard">
      <style:text-properties fo:font-size="14pt" fo:font-weight="bold" officeooo:rsid="0010ca37" officeooo:paragraph-rsid="0010ca37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officeooo:rsid="0010ca37" officeooo:paragraph-rsid="0010ca37" style:font-size-asian="12pt" style:font-size-complex="12pt"/>
    </style:style>
    <style:style style:name="P5" style:family="paragraph" style:parent-style-name="Standard">
      <style:text-properties fo:font-size="12pt" officeooo:rsid="0010ca37" officeooo:paragraph-rsid="001155b5" style:font-size-asian="12pt" style:font-size-complex="12pt"/>
    </style:style>
    <style:style style:name="P6" style:family="paragraph" style:parent-style-name="Standard">
      <style:text-properties fo:font-size="12pt" fo:font-weight="bold" officeooo:rsid="0010ca37" officeooo:paragraph-rsid="0010ca37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0ca37" officeooo:paragraph-rsid="001155b5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fo:font-weight="bold" officeooo:rsid="0010ca37" officeooo:paragraph-rsid="0010ca37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55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ab/><text:tab/><text:tab/><text:tab/><text:tab/><text:tab/><text:tab/> <text:s text:c="8"/>Tuntikirjanpito</text:p>
      <text:p text:style-name="P3"/>
      <text:p text:style-name="P1"><text:span text:style-name="T1">Ryhmän nimi: Wycliffe</text:span></text:p>
      <text:p text:style-name="P1"/>
      <text:p text:style-name="P6">JOHANNA TUHKANEN, 013975847</text:p>
      <text:p text:style-name="P4">2 h, suunnittelu</text:p>
      <text:p text:style-name="P4">1 h, tietokantakaavion tekeminen</text:p>
      <text:p text:style-name="P4">2 h, Githubin käyttöönotto</text:p>
      <text:p text:style-name="P4"/>
      <text:p text:style-name="P6">MIKKO VIRTALA, 014417951</text:p>
      <text:p text:style-name="P4">2 h, suunnittelu</text:p>
      <text:p text:style-name="P4">1 h, käyttötapauskaavion tekeminen</text:p>
      <text:p text:style-name="P4">1 h, käyttötapauskaavion parantelu</text:p>
      <text:p text:style-name="P4">1 h, githubin käyttöönotto</text:p>
      <text:p text:style-name="P1"/>
      <text:p text:style-name="P7"><text:span text:style-name="T2">ESSI</text:span> <text:span text:style-name="T2">SUKUNIMI</text:span>, <text:span text:style-name="T2">nro</text:span></text:p>
      <text:p text:style-name="P5">2 h, suunnittelu</text:p>
      <text:p text:style-name="P5"><text:span text:style-name="T2">3</text:span> h, <text:span text:style-name="T2">create table – käskyjen luominen</text:span></text:p>
      <text:p text:style-name="P5"><text:span text:style-name="T2">1</text:span> h, Githubin käyttöönotto</text:p>
      <text:p text:style-name="P5"/>
      <text:p text:style-name="P7"><text:span text:style-name="T2">JUHO</text:span> <text:span text:style-name="T2">SUKUNIMI</text:span>, <text:span text:style-name="T2">nro</text:span></text:p>
      <text:p text:style-name="P5">2 h, suunnittelu</text:p>
      <text:p text:style-name="P5">1 h, käyttötapauskaavion tekeminen</text:p>
      <text:p text:style-name="P5">1 h, käyttötapauskaavion parantelu</text:p>
      <text:p text:style-name="P5">1 h, githubin käyttöönotto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5:23:20.794532309</meta:creation-date>
    <dc:date>2017-06-05T15:38:26.392119572</dc:date>
    <meta:editing-duration>PT4M35S</meta:editing-duration>
    <meta:editing-cycles>1</meta:editing-cycles>
    <meta:document-statistic meta:table-count="0" meta:image-count="0" meta:object-count="0" meta:page-count="1" meta:paragraph-count="20" meta:word-count="70" meta:character-count="512" meta:non-whitespace-character-count="445"/>
    <meta:generator>LibreOffice/5.1.6.2$Linux_X86_64 LibreOffice_project/10m0$Build-2</meta:generator>
  </office:meta>
</office:document-meta>
</file>